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Times New Roman1" style:text-underline-style="none" style:font-name-asian="Times New Roman1" style:font-name-complex="Times New Roman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70100154144331453" text:style-name="L1">
        <text:list-item>
          <text:p text:style-name="P1">types (<text:span text:style-name="T1">typ_id</text:span><text:span text:style-name="T2">, typ_nom, typ_duree, typ_nbCreer, typ_nbAccepter)</text:span></text:p>
          <text:p text:style-name="P1"><text:span text:style-name="T2"/></text:p>
        </text:list-item>
        <text:list-item>
          <text:p text:style-name="P1"><text:span text:style-name="T2">niveaux (</text:span><text:span text:style-name="T1">niv_id</text:span><text:span text:style-name="T2">, niv_nom)</text:span></text:p>
          <text:p text:style-name="P1"><text:span text:style-name="T2"/></text:p>
        </text:list-item>
        <text:list-item>
          <text:p text:style-name="P1"><text:span text:style-name="T2">diplomes (</text:span><text:span text:style-name="T1">dip_id</text:span><text:span text:style-name="T2">, dip_nom, dip_niv_id#)</text:span></text:p>
          <text:p text:style-name="P1"><text:span text:style-name="T2"/></text:p>
        </text:list-item>
        <text:list-item>
          <text:p text:style-name="P1"><text:span text:style-name="T2">adresses (</text:span><text:span text:style-name="T1">adr_id</text:span><text:span text:style-name="T2">, adr_rue, adr_codePostal, adr_ville)</text:span></text:p>
          <text:p text:style-name="P1"><text:span text:style-name="T2"/></text:p>
        </text:list-item>
        <text:list-item>
          <text:p text:style-name="P1"><text:span text:style-name="T2">candidats (</text:span><text:span text:style-name="T1">can_id</text:span><text:span text:style-name="T2">, can_nom, can_prenom, can_dateNaissance, can_numTelephone, <text:tab/><text:tab/><text:tab/>can_nationalite, can_permisConduire, can_voiturePersonnelle, can_photo, <text:tab/><text:tab/>can_adresseMail, can_sexe, can_adr_id#)</text:span></text:p>
          <text:p text:style-name="P1"><text:span text:style-name="T2"/></text:p>
        </text:list-item>
        <text:list-item>
          <text:p text:style-name="P1"><text:span text:style-name="T2">curiculum (</text:span><text:span text:style-name="T1">cur_can_id#</text:span><text:span text:style-name="T2">, cur_expProfessionnel, cur_formation, cur_competence, <text:tab/><text:tab/><text:tab/>cur_langue, cur_centredInteret)</text:span></text:p>
          <text:p text:style-name="P1"><text:span text:style-name="T2"/></text:p>
        </text:list-item>
        <text:list-item>
          <text:p text:style-name="P1"><text:span text:style-name="T2">'obtenir' </text:span><text:span text:style-name="T3">→ obt_diplomes_candidats</text:span><text:span text:style-name="T2"> (</text:span><text:span text:style-name="T1">obt_dip_id#, obt_can_id#</text:span><text:span text:style-name="T2">, obt_date)</text:span></text:p>
          <text:p text:style-name="P1"><text:span text:style-name="T2"/></text:p>
        </text:list-item>
        <text:list-item>
          <text:p text:style-name="P1"><text:span text:style-name="T2">entreprises (</text:span><text:span text:style-name="T1">ent_id</text:span><text:span text:style-name="T2">, ent_nom, ent_description, ent_adr_id#)</text:span></text:p>
          <text:p text:style-name="P1"><text:span text:style-name="T2"/></text:p>
        </text:list-item>
        <text:list-item>
          <text:p text:style-name="P1"><text:span text:style-name="T2">postes (</text:span><text:span text:style-name="T1">pos_id,</text:span><text:span text:style-name="T2"> pos_nomPoste, pos_duree, pos_description, pos_typ_id#, pos_ent_id#)</text:span></text:p>
          <text:p text:style-name="P1"><text:span text:style-name="T2"/></text:p>
        </text:list-item>
        <text:list-item>
          <text:p text:style-name="P1"><text:span text:style-name="T2">'postuler' </text:span><text:span text:style-name="T3">→ pos_postes_curriculum</text:span><text:span text:style-name="T2"> (</text:span><text:span text:style-name="T1">pos_pos_id#, (pos_cur_can_id#)#</text:span><text:span text:style-name="T2">)</text:span></text:p>
        </text:list-item>
      </text:list>
      <text:p text:style-name="Standard"><text:span text:style-name="T3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M17S</meta:editing-duration>
    <meta:editing-cycles>3</meta:editing-cycles>
    <meta:generator>OpenOffice/4.1.2$Win32 OpenOffice.org_project/412m3$Build-9782</meta:generator>
    <dc:date>2016-09-27T09:16:06.69</dc:date>
    <meta:document-statistic meta:table-count="0" meta:image-count="0" meta:object-count="0" meta:page-count="1" meta:paragraph-count="10" meta:word-count="71" meta:character-count="775"/>
    <meta:user-defined meta:name="Info 1"/>
    <meta:user-defined meta:name="Info 2"/>
    <meta:user-defined meta:name="Info 3"/>
    <meta:user-defined meta:name="Info 4"/>
  </office:meta>
</office:document-meta>
</file>